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64a581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24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676d62" officeooo:paragraph-rsid="00676d6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513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bfe69" style:font-weight-asian="bold" style:font-weight-complex="bold"/>
    </style:style>
    <style:style style:name="T7" style:family="text">
      <style:text-properties fo:font-weight="bold" officeooo:rsid="005a3633" style:font-weight-asian="bold" style:font-weight-complex="bold"/>
    </style:style>
    <style:style style:name="T8" style:family="text">
      <style:text-properties fo:font-weight="bold" officeooo:rsid="00676d62" style:font-weight-asian="bold" style:font-weight-complex="bold"/>
    </style:style>
    <style:style style:name="T9" style:family="text">
      <style:text-properties officeooo:rsid="005a3633"/>
    </style:style>
    <style:style style:name="T10" style:family="text">
      <style:text-properties officeooo:rsid="00621320"/>
    </style:style>
    <style:style style:name="T11" style:family="text">
      <style:text-properties officeooo:rsid="0064cca2"/>
    </style:style>
    <style:style style:name="T12" style:family="text">
      <style:text-properties officeooo:rsid="00676d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6">Лабораторная работа №<text:span text:style-name="T12">4</text:span></text:p>
      <text:p text:style-name="P16">по курсу</text:p>
      <text:p text:style-name="P16">«<text:span text:style-name="T3">Логическое и функциональное программирование</text:span>»</text:p>
      <text:p text:style-name="P3"/>
      <text:p text:style-name="P3"/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10"/>
      <text:p text:style-name="P3">Санкт-Петербург</text:p>
      <text:p text:style-name="P4">202<text:span text:style-name="T1">3</text:span> г.</text:p>
      <text:p text:style-name="P19"><text:soft-page-break/>Цель работы</text:p>
      <text:p text:style-name="P25"><text:tab/><text:span text:style-name="T4">Разработать</text:span> программу на языке Turbo Prolog <text:span text:style-name="T12">для сдедующей задачи:</text:span></text:p>
      <text:p text:style-name="P26">Дана туристическая карта с указаниями городов, которые надо посетить. Между некоторыми городами нет прямых дорог. Определить оптимальный маршрут мосещения с минимальной длиной.</text:p>
      <text:p text:style-name="P18">Описание алгоритма</text:p>
      <text:p text:style-name="P14"><text:span text:style-name="T4"><text:tab/></text:span></text:p>
      <text:p text:style-name="P17">Используемые предикаты</text:p>
      <text:p text:style-name="P15">edge(char,char,real) — <text:span text:style-name="T12">факт описывающий ребра графа</text:span></text:p>
      <text:p text:style-name="P15">move(char,char,real) — <text:span text:style-name="T12">показывает следующую вершину графа</text:span></text:p>
      <text:p text:style-name="P15">prolong(way,way) — <text:span text:style-name="T12">записываем пройденный путь</text:span></text:p>
      <text:p text:style-name="P15">place(ways,ways,ways) — <text:span text:style-name="T12">расставляет и сортирует пути из первого списка во второй</text:span></text:p>
      <text:p text:style-name="P15">placeone(way,ways,ways) — <text:span text:style-name="T12">добавляет путь в список отсортированны путей</text:span></text:p>
      <text:p text:style-name="P15">search_bst(char,char, way) — <text:span text:style-name="T12">вспомогательный предикат для bst </text:span></text:p>
      <text:p text:style-name="P15">bst(ways,char,way) — <text:span text:style-name="T12">ищет все возможные пути</text:span></text:p>
      <text:p text:style-name="P15">show_answer(slist) — <text:span text:style-name="T12">печатает путь в терминал</text:span></text:p>
      <text:p text:style-name="P15">member(char,slist) — <text:span text:style-name="T12">проверяет, появляется ли элемент в списке</text:span></text:p>
      <text:p text:style-name="P15"/>
      <text:p text:style-name="P15">check_cities(slist, slist) — <text:span text:style-name="T12">проверяет, существуют ли заданные города в искомом пути</text:span></text:p>
      <text:p text:style-name="P15">correct_list(slist) — <text:span text:style-name="T12">проверяет, существуют ли города</text:span></text:p>
      <text:p text:style-name="P15">clear_database() - <text:span text:style-name="T12">отчищает базу данных</text:span></text:p>
      <text:p text:style-name="P15">bruteforce(slist) — <text:span text:style-name="T12">заполняет бд найденными путями</text:span></text:p>
      <text:p text:style-name="P15">minimum(way,way,way) — <text:span text:style-name="T12">выбирате путь с минимальным расстоянимем</text:span></text:p>
      <text:p text:style-name="P15">min_in_list(ways, way) — <text:span text:style-name="T12">ищет минимальный путь из списка путей</text:span></text:p>
      <text:p text:style-name="P15">to_list(ways) — <text:span text:style-name="T12">преобразует базу данных в список</text:span></text:p>
      <text:p text:style-name="P15">remove(char, slist,slist) — <text:span text:style-name="T12">удаляет все совпадения и списка</text:span></text:p>
      <text:p text:style-name="P15">start() - <text:span text:style-name="T12">предикат, отвечает за начало программы</text:span></text:p>
      <text:p text:style-name="P15"><text:soft-page-break/></text:p>
      <text:p text:style-name="P29">Тестирование</text:p>
      <text:p text:style-name="P12"><text:span text:style-name="T10">1</text:span><text:span text:style-name="T11">) Числа : [7 8.2 4 33 1 2 3 4 7<text:tab/><text:tab/><text:tab/>2)Числа: [1 2 3 4 5]</text:span></text:p>
      <text:p text:style-name="P13"/>
      <text:p text:style-name="P12"/>
      <text:p text:style-name="P20">Выводы</text:p>
      <text:p text:style-name="P11"><text:tab/>В <text:span text:style-name="T3">ходе проведенной лабораторной работы я </text:span><text:span text:style-name="T9">разработал программу на языке Turbo Prolog </text:span><text:span text:style-name="T12">для нахождения минимальной длинны маршрута</text:span><text:span text:style-name="T9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4" text:outline-level="1">Исходный код программы</text:h>
      <text:p text:style-name="P22"><text:span text:style-name="T8">FOUR</text:span><text:span text:style-name="T6">.PRO</text:span><text:span text:style-name="T5">:</text:span></text:p>
      <text:p text:style-name="P23">domains</text:p>
      <text:p text:style-name="P23"><text:s text:c="4"/>slist = char*</text:p>
      <text:p text:style-name="P23"><text:s text:c="4"/>list = real*</text:p>
      <text:p text:style-name="P23"><text:s text:c="4"/>way = w(real,slist)</text:p>
      <text:p text:style-name="P23"><text:s text:c="4"/>ways = way*</text:p>
      <text:p text:style-name="P23"/>
      <text:p text:style-name="P23">database</text:p>
      <text:p text:style-name="P23"><text:s text:c="4"/>result(way)</text:p>
      <text:p text:style-name="P23"><text:s/></text:p>
      <text:p text:style-name="P23">predicates</text:p>
      <text:p text:style-name="P23"><text:s text:c="4"/>edge(char,char,real)</text:p>
      <text:p text:style-name="P23"><text:s text:c="4"/>move(char,char,real)</text:p>
      <text:p text:style-name="P23"><text:s text:c="4"/>prolong(way,way)</text:p>
      <text:p text:style-name="P23"><text:s text:c="4"/>place(ways,ways,ways)</text:p>
      <text:p text:style-name="P23"><text:s text:c="4"/>placeone(way,ways,ways)</text:p>
      <text:p text:style-name="P23"><text:s text:c="4"/>search_bst(char,char, way)</text:p>
      <text:p text:style-name="P23"><text:s text:c="4"/>bst(ways,char,way)</text:p>
      <text:p text:style-name="P23"><text:s text:c="4"/>show_answer(slist)</text:p>
      <text:p text:style-name="P23"><text:s text:c="4"/>member(char,slist)</text:p>
      <text:p text:style-name="P23"/>
      <text:p text:style-name="P23"><text:s text:c="4"/>check_cities(slist, slist)</text:p>
      <text:p text:style-name="P23"><text:s text:c="4"/>correct_list(slist)</text:p>
      <text:p text:style-name="P23"><text:s text:c="4"/>clear_database()</text:p>
      <text:p text:style-name="P23"><text:s text:c="4"/>bruteforce(slist)</text:p>
      <text:p text:style-name="P23"><text:s text:c="4"/>bruteforce(char, slist,slist,slist)</text:p>
      <text:p text:style-name="P23"><text:s text:c="4"/>minimum(way,way,way) </text:p>
      <text:p text:style-name="P23"><text:s text:c="4"/>min_in_list(ways, way)</text:p>
      <text:p text:style-name="P23"><text:s text:c="4"/>to_list(ways)</text:p>
      <text:p text:style-name="P23"><text:s text:c="4"/>remove(char, slist,slist)</text:p>
      <text:p text:style-name="P23"><text:s text:c="4"/>start()</text:p>
      <text:p text:style-name="P23"/>
      <text:p text:style-name="P23"><text:s/></text:p>
      <text:p text:style-name="P23">clauses</text:p>
      <text:p text:style-name="P23"><text:s text:c="4"/>edge('a','b', 3).</text:p>
      <text:p text:style-name="P23"><text:s text:c="4"/>edge('a','c', 3).</text:p>
      <text:p text:style-name="P23"><text:s text:c="4"/>edge('b','c', 2).</text:p>
      <text:p text:style-name="P23"><text:s text:c="4"/>edge('c','e', 4).</text:p>
      <text:p text:style-name="P23"><text:s text:c="4"/>edge('e','f', 2).</text:p>
      <text:p text:style-name="P23"><text:s text:c="4"/>edge('c','d', 4.5).</text:p>
      <text:p text:style-name="P23"><text:s text:c="4"/>edge('f','h', 9).</text:p>
      <text:p text:style-name="P23"><text:s text:c="4"/>edge('d','f', 6).</text:p>
      <text:p text:style-name="P23"><text:s text:c="4"/>edge('d','j', 14).</text:p>
      <text:p text:style-name="P23"><text:s text:c="4"/>edge('h','j', 5).</text:p>
      <text:p text:style-name="P23"><text:s text:c="4"/>edge('h','g', 5).</text:p>
      <text:p text:style-name="P23"><text:s text:c="4"/>edge('z','j',150).</text:p>
      <text:p text:style-name="P23"><text:s text:c="4"/>edge('z','h',150).</text:p>
      <text:p text:style-name="P23"/>
      <text:p text:style-name="P23"><text:s text:c="4"/>move(A,B,C):-edge(A,B,C);edge(B,A,C).</text:p>
      <text:p text:style-name="P23"/>
      <text:p text:style-name="P23"><text:s text:c="4"/>check_cities([],_).</text:p>
      <text:p text:style-name="P23"><text:s text:c="4"/>check_cities([Head|Tail], Way) :-</text:p>
      <text:p text:style-name="P23"><text:s text:c="8"/>member(Head, Way),</text:p>
      <text:p text:style-name="P23"><text:s text:c="8"/>check_cities(Tail, Way).</text:p>
      <text:p text:style-name="P23"/>
      <text:p text:style-name="P23"><text:s text:c="4"/>correct_list([]).</text:p>
      <text:p text:style-name="P23"><text:s text:c="4"/>correct_list([Head|Tail]) :-</text:p>
      <text:p text:style-name="P23"><text:s text:c="8"/>edge(Head, _, _),correct_list(Tail);</text:p>
      <text:p text:style-name="P23"><text:s text:c="8"/>edge(_, Head, _),correct_list(Tail).</text:p>
      <text:p text:style-name="P23"/>
      <text:p text:style-name="P23"><text:s text:c="4"/>member(H,[H|_]).</text:p>
      <text:p text:style-name="P23"><text:s text:c="4"/>member(H,[_|Tail]):-member(H,Tail).</text:p>
      <text:p text:style-name="P23"><text:s text:c="5"/></text:p>
      <text:p text:style-name="P23"><text:s text:c="4"/>prolong(w(Length,[Temp|Tail]),w(NewLength,[New,Temp|Tail])):-</text:p>
      <text:p text:style-name="P23"><text:s text:c="8"/>move(Temp,New,C),not(member(New,[Temp|Tail])),NewLength=Length+C.</text:p>
      <text:p text:style-name="P23"><text:s text:c="4"/></text:p>
      <text:p text:style-name="P23"><text:s text:c="4"/>place([],SortedWays,SortedWays).</text:p>
      <text:p text:style-name="P23"><text:s text:c="4"/>place([Way|Tail],PrevWays,SortedWays):-</text:p>
      <text:p text:style-name="P23"><text:s text:c="8"/>placeone(Way,PrevWays,PrevWays1),</text:p>
      <text:p text:style-name="P23"><text:s text:c="8"/>place(Tail,PrevWays1,SortedWays).</text:p>
      <text:p text:style-name="P23"><text:s text:c="5"/></text:p>
      <text:p text:style-name="P23"><text:s text:c="4"/>placeone(w(Length,Way),[w(LengthH,WayH)|Tail],[w(Length,Way),w(LengthH,WayH)|Tail]):-Length&lt;=LengthH,!.</text:p>
      <text:p text:style-name="P23"><text:s text:c="4"/>placeone(LengthWay,[LengthHWayH|Tail],[LengthHWayH|NewTail]):-placeone(LengthWay,Tail,NewTail).</text:p>
      <text:p text:style-name="P23"><text:s text:c="4"/>placeone(LengthWay,[],[LengthWay]).</text:p>
      <text:p text:style-name="P23"><text:s text:c="5"/></text:p>
      <text:p text:style-name="P23"><text:s text:c="4"/>bst([w(Length,[Finish|Tail])|_],Finish,w(Length,[Finish|Tail])).</text:p>
      <text:p text:style-name="P23"><text:s text:c="4"/>bst([TempWay|OtherWays],Finish,Way):-</text:p>
      <text:p text:style-name="P23"><text:soft-page-break/><text:s text:c="8"/>findall(W,prolong(TempWay,W),Ways),</text:p>
      <text:p text:style-name="P23"><text:s text:c="8"/>place(Ways,OtherWays,NewWays),bst(NewWays,Finish,Way).</text:p>
      <text:p text:style-name="P23"><text:s text:c="5"/></text:p>
      <text:p text:style-name="P23"><text:s text:c="4"/>show_answer([_]):-!.</text:p>
      <text:p text:style-name="P23"><text:s text:c="4"/>show_answer([A,B|Tail]):-</text:p>
      <text:p text:style-name="P23"><text:s text:c="8"/>show_answer([B|Tail]),nl,write(B),write(" -&gt; "),write(A).</text:p>
      <text:p text:style-name="P23"/>
      <text:p text:style-name="P23"><text:s text:c="4"/>search_bst(Start,Finish, w(Length,Way)):-</text:p>
      <text:p text:style-name="P23"><text:s text:c="8"/>bst([w(0,[Start])],Finish,w(Length,Way)).</text:p>
      <text:p text:style-name="P23"/>
      <text:p text:style-name="P23"/>
      <text:p text:style-name="P23"><text:s text:c="4"/>bruteforce([Head|Tail]) :-</text:p>
      <text:p text:style-name="P23"><text:s text:c="8"/>bruteforce(Head,Tail,Tail, [Head|Tail]).</text:p>
      <text:p text:style-name="P23"><text:s text:c="4"/>bruteforce(X,[],[NextHead|NextTail], TrueList) :-</text:p>
      <text:p text:style-name="P23"><text:s text:c="8"/>remove(X,TrueList, New),</text:p>
      <text:p text:style-name="P23"><text:s text:c="8"/>bruteforce(NextHead, New, NextTail, TrueList).</text:p>
      <text:p text:style-name="P23"><text:s text:c="4"/>bruteforce(_,_,[], _).</text:p>
      <text:p text:style-name="P23"><text:s text:c="4"/>bruteforce(First,[Head|Tail], NextTail, TrueList) :-</text:p>
      <text:p text:style-name="P23"><text:s text:c="8"/>search_bst(First,Head, w(Length, Way)),</text:p>
      <text:p text:style-name="P23"><text:s text:c="8"/>check_cities(TrueList,Way),</text:p>
      <text:p text:style-name="P23"><text:s text:c="8"/>assertz(result(w(Length,Way))),</text:p>
      <text:p text:style-name="P23"><text:s text:c="8"/>bruteforce(First,Tail, NextTail, TrueList);</text:p>
      <text:p text:style-name="P23"><text:s text:c="8"/></text:p>
      <text:p text:style-name="P23"><text:s text:c="8"/>bruteforce(First,Tail, NextTail, TrueList).</text:p>
      <text:p text:style-name="P23"/>
      <text:p text:style-name="P23"><text:s text:c="4"/>to_list([]) :- not(result(_)).</text:p>
      <text:p text:style-name="P23"><text:s text:c="4"/>to_list([Head|Tail]) :-</text:p>
      <text:p text:style-name="P23"><text:s text:c="8"/>result(Head),</text:p>
      <text:p text:style-name="P23"><text:s text:c="8"/>retract(result(Head)),</text:p>
      <text:p text:style-name="P23"><text:s text:c="8"/>to_list(Tail).</text:p>
      <text:p text:style-name="P23"/>
      <text:p text:style-name="P23"><text:s text:c="4"/>minimum(w(X,A),w(Y,C), Z):- </text:p>
      <text:p text:style-name="P23"><text:s text:c="8"/>X &lt;= Y, Z = w(X,A);</text:p>
      <text:p text:style-name="P23"><text:s text:c="8"/>Y &lt;= X, Z = w(Y,C).</text:p>
      <text:p text:style-name="P23"/>
      <text:p text:style-name="P23"><text:s text:c="4"/>min_in_list([X],X).</text:p>
      <text:p text:style-name="P23"><text:s text:c="4"/>min_in_list([Head|Tail], Min) :-</text:p>
      <text:p text:style-name="P23"><text:s text:c="8"/>min_in_list(Tail, TempMin),</text:p>
      <text:p text:style-name="P23"><text:s text:c="8"/>minimum(Head, TempMin, Min).</text:p>
      <text:p text:style-name="P23"/>
      <text:p text:style-name="P23"><text:s text:c="4"/>clear_database:-</text:p>
      <text:p text:style-name="P23"><text:s text:c="8"/>retract(result(_)),</text:p>
      <text:p text:style-name="P23"><text:s text:c="8"/>fail.</text:p>
      <text:p text:style-name="P23"><text:s text:c="4"/>clear_database:-!.</text:p>
      <text:p text:style-name="P23"/>
      <text:p text:style-name="P23"><text:s text:c="4"/>remove(_,[],[]).</text:p>
      <text:p text:style-name="P23"><text:s text:c="4"/>remove(Head,[Head|Tail],Tail2) :- remove(Head, Tail, Tail2).</text:p>
      <text:p text:style-name="P23"><text:s text:c="4"/>remove(X,[Head|Tail],[Head|Tail2]) :- not(X = Head), remove(X,Tail,Tail2).</text:p>
      <text:p text:style-name="P23"/>
      <text:p text:style-name="P23"><text:s text:c="4"/>start :-</text:p>
      <text:p text:style-name="P23"><text:s text:c="8"/>clearwindow, clear_database,</text:p>
      <text:p text:style-name="P23"><text:s text:c="8"/>List = ['a', 'z', 'b'],</text:p>
      <text:p text:style-name="P23"><text:s text:c="8"/>correct_list(List),</text:p>
      <text:p text:style-name="P23"><text:s text:c="8"/>bruteforce(List),</text:p>
      <text:p text:style-name="P23"><text:s text:c="8"/>to_list(ResultList),</text:p>
      <text:p text:style-name="P23"><text:s text:c="8"/>min_in_list(ResultList, w(Length,Way)),</text:p>
      <text:p text:style-name="P23"><text:s text:c="8"/>show_answer(Way),nl,write("Length: "), write(Length),nl,</text:p>
      <text:p text:style-name="P23"><text:s text:c="8"/>write("Press any key"),nl,readchar(_),</text:p>
      <text:p text:style-name="P23"><text:s text:c="8"/>clear_database.</text:p>
      <text:p text:style-name="P23"/>
      <text:p text:style-name="P23">goal</text:p>
      <text:p text:style-name="P23"><text:s text:c="4"/>start.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28T23:45:39.062926582</dc:date>
    <meta:editing-cycles>65</meta:editing-cycles>
    <meta:editing-duration>P4DT42M57S</meta:editing-duration>
    <meta:generator>LibreOffice/7.6.3.2$Linux_X86_64 LibreOffice_project/60$Build-2</meta:generator>
    <meta:print-date>2023-11-08T12:55:32.013562494</meta:print-date>
    <meta:printed-by>PDF files</meta:printed-by>
    <meta:document-statistic meta:table-count="0" meta:image-count="0" meta:object-count="0" meta:page-count="4" meta:paragraph-count="166" meta:word-count="461" meta:character-count="5835" meta:non-whitespace-character-count="487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